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a289" officeooo:paragraph-rsid="0006a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Scheme of reactions.</text:p>
      <text:p text:style-name="P1"/>
      <text:p text:style-name="P1"/>
      <text:p text:style-name="P1">reactions 23</text:p>
      <text:p text:style-name="P1">0 hkf Eglc 6 -&gt; h6p 6 eq</text:p>
      <text:p text:style-name="P1">1 hkr h6p 6 -&gt; Eglc 6 eq</text:p>
      <text:p text:style-name="P1">2 pfk h6p 6 -&gt; fbp 6 eq</text:p>
      <text:p text:style-name="P1">3 aldf fbp 6 -&gt; t3p 3 + t3p 3 spli <text:s/>0 - 2 1 - 1 2 - 0 3 - 0 4 - 1 5 - 2</text:p>
      <text:p text:style-name="P1">4 aldr t3p 3 + t3p 3 -&gt; fbp 6 cond <text:s/>0 - 2 1 - 1 2 - 0 0 - 3 1 - 4 2 - 5</text:p>
      <text:p text:style-name="P1">5 t3pep t3p 3 -&gt; pep 3 eq</text:p>
      <text:p text:style-name="P1">6 pept3 pep 3 -&gt; t3p 3 eq</text:p>
      <text:p text:style-name="P1">7 pk pep 3 -&gt; pyr 3 eq</text:p>
      <text:p text:style-name="P1">8 pyrlac pyr 3 -&gt; Elac 3 eq</text:p>
      <text:p text:style-name="P1">9 lacpyr Elac 3 -&gt; pyr 3 eq</text:p>
      <text:p text:style-name="P1">10 liase cit 6 -&gt; oa 4 + accoa 2 spli <text:s/>0 - 0 1 - 1 2 - 2 3 - 3 4 - 0 5 - 1 </text:p>
      <text:p text:style-name="P1">11 csyn oa 4 + accoa 2 -&gt; cit 6 <text:s/>cond <text:s/>0 - 0 1 - 1 2 - 2 3 - 3 0 - 4 1 - 5 </text:p>
      <text:p text:style-name="P1">12 akgcit akg 5 + co2 1 -&gt; cit 6 cond <text:s/>0 - 0 1 - 1 2 - 2 3 - 4 4 - 5 0 - 3 </text:p>
      <text:p text:style-name="P1">13 citakg cit 6 -&gt; akg 5 + co2 1 spli <text:s/>0 - 0 1 - 1 2 - 2 4 - 3 5 - 4 3 - 0</text:p>
      <text:p text:style-name="P1">14 ppp h6p 6 -&gt; <text:s/>p5 5 + co2 1 <text:s text:c="3"/>spli <text:s/>1 - 0 2 - 1 3 - 2 4 - 3 5 - 4 0 - 0</text:p>
      <text:p text:style-name="P1">15 pdh pyr 3 -&gt; accoa 2 + co2 1 <text:s/>spli <text:s/>1 - 0 2 - 1 0 - 0</text:p>
      <text:p text:style-name="P1">16 maloa fumal 4 -&gt; oa 4 eq</text:p>
      <text:p text:style-name="P1">17 oamal oa 4 -&gt; fumal 4 eq</text:p>
      <text:p text:style-name="P1">18 pc pyr 3 + co2 1 -&gt; oa 4 <text:s text:c="7"/>cond 0 - 0 1 - 1 2 - 2 0 - 3</text:p>
      <text:p text:style-name="P1">19 akgfum akg 5 -&gt; fumal 4 + co2 1 spli 0 - 0 1 - 1 2 - 2 3 - 3 4 - 0</text:p>
      <text:p text:style-name="P1">20 malic fumal 4 -&gt; pyr 3 + co2 1 <text:s/>spli 0 - 0 1 - 1 2 - 2 3 - 0</text:p>
      <text:p text:style-name="P1">21 glnin Egln 5 -&gt; akg 5 eq</text:p>
      <text:p text:style-name="P1">22 glnout akg 5 -&gt; Egln 5 eq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5:53:19.484360707</meta:creation-date>
    <meta:generator>LibreOffice/4.2.8.2$Linux_X86_64 LibreOffice_project/420m0$Build-2</meta:generator>
    <dc:date>2016-06-10T17:09:58.835163358</dc:date>
    <meta:editing-duration>P0D</meta:editing-duration>
    <meta:editing-cycles>1</meta:editing-cycles>
    <meta:document-statistic meta:table-count="0" meta:image-count="0" meta:object-count="0" meta:page-count="1" meta:paragraph-count="25" meta:word-count="396" meta:character-count="1129" meta:non-whitespace-character-count="708"/>
  </office:meta>
</office:document-meta>
</file>